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9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NPE_test" table:style-name="ta1">
        <table:table-column table:style-name="co1" table:default-cell-style-name="Default"/>
        <table:table-row table:style-name="ro1">
          <table:table-cell office:value-type="string" calcext:value-type="string">
            <text:p>SNPE_V0(interpolation by pytorch)</text:p>
          </table:table-cell>
        </table:table-row>
        <table:table-row table:style-name="ro1">
          <table:table-cell office:value-type="string" calcext:value-type="string">
            <text:p>I20220725 22:17:45.481513 <text:s/>6154 timer.cpp:138] extract_des <text:s text:c="17"/>-&gt; min:0.001, max:24.24, avg:2.491, sum:47.3460 ms</text:p>
          </table:table-cell>
        </table:table-row>
        <table:table-row table:style-name="ro1">
          <table:table-cell office:value-type="string" calcext:value-type="string">
            <text:p>I20220725 22:17:45.481745 <text:s/>6154 timer.cpp:138] extract_kps <text:s text:c="17"/>-&gt; min:4.517, max:13.33, avg:5.534, sum:105.151 ms</text:p>
          </table:table-cell>
        </table:table-row>
        <table:table-row table:style-name="ro1">
          <table:table-cell office:value-type="string" calcext:value-type="string">
            <text:p>I20220725 22:17:45.481827 <text:s/>6154 timer.cpp:138] forward <text:s text:c="21"/>-&gt; min:369.1, max:621.2, avg:387.4, sum:7361.71 ms</text:p>
          </table:table-cell>
        </table:table-row>
        <table:table-row table:style-name="ro1">
          <table:table-cell office:value-type="string" calcext:value-type="string">
            <text:p>I20220725 22:17:45.481873 <text:s/>6154 timer.cpp:138] move output to std vector <text:s text:c="3"/>-&gt; min:1024., max:1221., avg:1057., sum:20097.3 ms</text:p>
          </table:table-cell>
        </table:table-row>
        <table:table-row table:style-name="ro1">
          <table:table-cell office:value-type="string" calcext:value-type="string">
            <text:p>I20220725 22:17:45.481914 <text:s/>6154 timer.cpp:138] nms <text:s text:c="25"/>-&gt; min:1.425, max:5.422, avg:1.887, sum:35.8663 ms</text:p>
          </table:table-cell>
        </table:table-row>
        <table:table-row table:style-name="ro1">
          <table:table-cell office:value-type="string" calcext:value-type="string">
            <text:p>I20220725 22:17:45.481956 <text:s/>6154 timer.cpp:138] preprocess <text:s text:c="18"/>-&gt; min:4.289, max:10.76, avg:5.126, sum:97.3978 ms</text:p>
          </table:table-cell>
        </table:table-row>
        <table:table-row table:style-name="ro1">
          <table:table-cell office:value-type="string" calcext:value-type="string">
            <text:p>I20220725 22:17:45.481995 <text:s/>6154 timer.cpp:138] subpixel <text:s text:c="20"/>-&gt; min:0.001, max:1.792, avg:0.186, sum:3.53432 m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NPE_V1(interpolation by pytorch, manual depth_to_space, manual bilinear interpolation)</text:p>
          </table:table-cell>
        </table:table-row>
        <table:table-row table:style-name="ro1">
          <table:table-cell office:value-type="string" calcext:value-type="string">
            <text:p>I20220726 22:42:03.664897 <text:s/>3221 timer.cpp:138] extract_des <text:s text:c="17"/>-&gt; min:30.93, max:30.93, avg:30.93, sum:30.9396 ms</text:p>
          </table:table-cell>
        </table:table-row>
        <table:table-row table:style-name="ro1">
          <table:table-cell office:value-type="string" calcext:value-type="string">
            <text:p>I20220726 22:42:03.666028 <text:s/>3221 timer.cpp:138] extract_kps <text:s text:c="17"/>-&gt; min:8.169, max:8.169, avg:8.169, sum:8.16901 ms</text:p>
          </table:table-cell>
        </table:table-row>
        <table:table-row table:style-name="ro1">
          <table:table-cell office:value-type="string" calcext:value-type="string">
            <text:p>I20220726 22:42:03.666080 <text:s/>3221 timer.cpp:138] forward <text:s text:c="21"/>-&gt; min:64.85, max:64.85, avg:64.85, sum:64.8502 ms</text:p>
          </table:table-cell>
        </table:table-row>
        <table:table-row table:style-name="ro1">
          <table:table-cell office:value-type="string" calcext:value-type="string">
            <text:p>I20220726 22:42:03.666124 <text:s/>3221 timer.cpp:138] move output to std vector <text:s text:c="3"/>-&gt; min:20.39, max:20.39, avg:20.39, sum:20.3904 ms</text:p>
          </table:table-cell>
        </table:table-row>
        <table:table-row table:style-name="ro1">
          <table:table-cell office:value-type="string" calcext:value-type="string">
            <text:p>I20220726 22:42:03.666174 <text:s/>3221 timer.cpp:138] nms <text:s text:c="25"/>-&gt; min:4.426, max:4.426, avg:4.426, sum:4.42625 ms</text:p>
          </table:table-cell>
        </table:table-row>
        <table:table-row table:style-name="ro1">
          <table:table-cell office:value-type="string" calcext:value-type="string">
            <text:p>I20220726 22:42:03.666218 <text:s/>3221 timer.cpp:138] preprocess <text:s text:c="18"/>-&gt; min:8.726, max:8.726, avg:8.726, sum:8.72671 ms</text:p>
          </table:table-cell>
        </table:table-row>
        <table:table-row table:style-name="ro1">
          <table:table-cell office:value-type="string" calcext:value-type="string">
            <text:p>I20220726 22:42:03.666258 <text:s/>3221 timer.cpp:138] subpixel <text:s text:c="20"/>-&gt; min:1.196, max:1.196, avg:1.196, sum:1.19640 ms</text:p>
          </table:table-cell>
        </table:table-row>
        <table:table-row table:style-name="ro1">
          <table:table-cell office:value-type="string" calcext:value-type="string">
            <text:p>I20220726 22:42:03.666296 <text:s/>3221 timer.cpp:138] </text:p>
          </table:table-cell>
        </table:table-row>
        <table:table-row table:style-name="ro1">
          <table:table-cell office:value-type="string" calcext:value-type="string">
            <text:p>Finished processing inputs for current inference </text:p>
          </table:table-cell>
        </table:table-row>
        <table:table-row table:style-name="ro1">
          <table:table-cell office:value-type="string" calcext:value-type="string">
            <text:p>executed successfully.</text:p>
          </table:table-cell>
        </table:table-row>
        <table:table-row table:style-name="ro1">
          <table:table-cell office:value-type="string" calcext:value-type="string">
            <text:p>I20220726 22:42:03.786399 <text:s/>3221 timer.cpp:138] extract_des <text:s text:c="17"/>-&gt; min:30.93, max:33.34, avg:32.14, sum:64.2834 ms</text:p>
          </table:table-cell>
        </table:table-row>
        <table:table-row table:style-name="ro1">
          <table:table-cell office:value-type="string" calcext:value-type="string">
            <text:p>I20220726 22:42:03.786594 <text:s/>3221 timer.cpp:138] extract_kps <text:s text:c="17"/>-&gt; min:8.169, max:8.966, avg:8.567, sum:17.1356 ms</text:p>
          </table:table-cell>
        </table:table-row>
        <table:table-row table:style-name="ro1">
          <table:table-cell office:value-type="string" calcext:value-type="string">
            <text:p>I20220726 22:42:03.786669 <text:s/>3221 timer.cpp:138] forward <text:s text:c="21"/>-&gt; min:33.83, max:64.85, avg:49.34, sum:98.6876 ms</text:p>
          </table:table-cell>
        </table:table-row>
        <table:table-row table:style-name="ro1">
          <table:table-cell office:value-type="string" calcext:value-type="string">
            <text:p>I20220726 22:42:03.786723 <text:s/>3221 timer.cpp:138] move output to std vector <text:s text:c="3"/>-&gt; min:20.39, max:20.69, avg:20.54, sum:41.0900 ms</text:p>
          </table:table-cell>
        </table:table-row>
        <table:table-row table:style-name="ro1">
          <table:table-cell office:value-type="string" calcext:value-type="string">
            <text:p>I20220726 22:42:03.786774 <text:s/>3221 timer.cpp:138] nms <text:s text:c="25"/>-&gt; min:4.426, max:4.617, avg:4.521, sum:9.04395 ms</text:p>
          </table:table-cell>
        </table:table-row>
        <table:table-row table:style-name="ro1">
          <table:table-cell office:value-type="string" calcext:value-type="string">
            <text:p>I20220726 22:42:03.786821 <text:s/>3221 timer.cpp:138] preprocess <text:s text:c="18"/>-&gt; min:8.726, max:9.027, avg:8.877, sum:17.7545 ms</text:p>
          </table:table-cell>
        </table:table-row>
        <table:table-row table:style-name="ro1">
          <table:table-cell office:value-type="string" calcext:value-type="string">
            <text:p>I20220726 22:42:03.786867 <text:s/>3221 timer.cpp:138] subpixel <text:s text:c="20"/>-&gt; min:1.196, max:1.287, avg:1.241, sum:2.48354 ms</text:p>
          </table:table-cell>
        </table:table-row>
        <table:table-row table:style-name="ro1">
          <table:table-cell office:value-type="string" calcext:value-type="string">
            <text:p>I20220726 22:42:03.786909 <text:s/>3221 timer.cpp:138] </text:p>
          </table:table-cell>
        </table:table-row>
        <table:table-row table:style-name="ro1">
          <table:table-cell office:value-type="string" calcext:value-type="string">
            <text:p>I20220726 22:42:03.795109 <text:s/>3221 timer.cpp:138] first_img_total_processing_time <text:s text:c="4"/>-&gt; min:148.6, max:148.6, avg:148.6, sum:148.626 ms</text:p>
          </table:table-cell>
        </table:table-row>
        <table:table-row table:style-name="ro1">
          <table:table-cell office:value-type="string" calcext:value-type="string">
            <text:p>I20220726 22:42:03.795215 <text:s/>3221 timer.cpp:138] second_img_total_processing_time <text:s text:c="3"/>-&gt; min:120.6, max:120.6, avg:120.6, sum:120.628 m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NPE_V2(manual depth_to_space, manual bilinear interpolation, no std vector copy)</text:p>
          </table:table-cell>
        </table:table-row>
        <table:table-row table:style-name="ro1">
          <table:table-cell office:value-type="string" calcext:value-type="string">
            <text:p>I20220718 22:02:02.661670 <text:s/>3950 timer.cpp:138] extract_des <text:s text:c="17"/>-&gt; min:30.09, max:62.99, avg:44.48, sum:8852.94 ms</text:p>
          </table:table-cell>
        </table:table-row>
        <table:table-row table:style-name="ro1">
          <table:table-cell office:value-type="string" calcext:value-type="string">
            <text:p>I20220718 22:02:02.661935 <text:s/>3950 timer.cpp:138] extract_kps <text:s text:c="17"/>-&gt; min:2.800, max:21.16, avg:6.086, sum:1211.20 ms</text:p>
          </table:table-cell>
        </table:table-row>
        <table:table-row table:style-name="ro1">
          <table:table-cell office:value-type="string" calcext:value-type="string">
            <text:p>I20220718 22:02:02.662024 <text:s/>3950 timer.cpp:138] forward <text:s text:c="21"/>-&gt; min:32.99, max:63.71, avg:37.92, sum:7547.10 ms</text:p>
          </table:table-cell>
        </table:table-row>
        <table:table-row table:style-name="ro1">
          <table:table-cell office:value-type="string" calcext:value-type="string">
            <text:p>I20220718 22:02:02.662076 <text:s/>3950 timer.cpp:138] move output to std vector <text:s text:c="3"/>-&gt; min:0.012, max:0.356, avg:0.027, sum:5.56364 ms</text:p>
          </table:table-cell>
        </table:table-row>
        <table:table-row table:style-name="ro1">
          <table:table-cell office:value-type="string" calcext:value-type="string">
            <text:p>I20220718 22:02:02.662125 <text:s/>3950 timer.cpp:138] nms <text:s text:c="25"/>-&gt; min:1.845, max:8.827, avg:3.650, sum:726.355 ms</text:p>
          </table:table-cell>
        </table:table-row>
        <table:table-row table:style-name="ro1">
          <table:table-cell office:value-type="string" calcext:value-type="string">
            <text:p>I20220718 22:02:02.662178 <text:s/>3950 timer.cpp:138] preprocess <text:s text:c="18"/>-&gt; min:4.217, max:9.680, avg:5.415, sum:1077.67 ms</text:p>
          </table:table-cell>
        </table:table-row>
        <table:table-row table:style-name="ro1">
          <table:table-cell office:value-type="string" calcext:value-type="string">
            <text:p>I20220718 22:02:02.662230 <text:s/>3950 timer.cpp:138] subpixel <text:s text:c="20"/>-&gt; min:0.001, max:2.313, avg:0.026, sum:5.36166 ms</text:p>
          </table:table-cell>
        </table:table-row>
        <table:table-row table:style-name="ro1">
          <table:table-cell office:value-type="string" calcext:value-type="string">
            <text:p>I20220718 22:02:02.662276 <text:s/>3950 timer.cpp:138] </text:p>
          </table:table-cell>
        </table:table-row>
        <table:table-row table:style-name="ro1">
          <table:table-cell office:value-type="string" calcext:value-type="string">
            <text:p>Finished processing inputs for current inference </text:p>
          </table:table-cell>
        </table:table-row>
        <table:table-row table:style-name="ro1">
          <table:table-cell office:value-type="string" calcext:value-type="string">
            <text:p>executed successfully.</text:p>
          </table:table-cell>
        </table:table-row>
        <table:table-row table:style-name="ro1">
          <table:table-cell office:value-type="string" calcext:value-type="string">
            <text:p>I20220718 22:02:02.760959 <text:s/>3950 timer.cpp:138] extract_des <text:s text:c="17"/>-&gt; min:30.09, max:62.99, avg:44.49, sum:8899.55 ms</text:p>
          </table:table-cell>
        </table:table-row>
        <table:table-row table:style-name="ro1">
          <table:table-cell office:value-type="string" calcext:value-type="string">
            <text:p>I20220718 22:02:02.761209 <text:s/>3950 timer.cpp:138] extract_kps <text:s text:c="17"/>-&gt; min:2.800, max:21.16, avg:6.075, sum:1215.18 ms</text:p>
          </table:table-cell>
        </table:table-row>
        <table:table-row table:style-name="ro1">
          <table:table-cell office:value-type="string" calcext:value-type="string">
            <text:p>I20220718 22:02:02.761315 <text:s/>3950 timer.cpp:138] forward <text:s text:c="21"/>-&gt; min:32.99, max:63.71, avg:37.92, sum:7584.87 ms</text:p>
          </table:table-cell>
        </table:table-row>
        <table:table-row table:style-name="ro1">
          <table:table-cell office:value-type="string" calcext:value-type="string">
            <text:p>I20220718 22:02:02.761369 <text:s/>3950 timer.cpp:138] move output to std vector <text:s text:c="3"/>-&gt; min:0.012, max:0.356, avg:0.027, sum:5.58562 ms</text:p>
          </table:table-cell>
        </table:table-row>
        <table:table-row table:style-name="ro1">
          <table:table-cell office:value-type="string" calcext:value-type="string">
            <text:p>I20220718 22:02:02.761423 <text:s/>3950 timer.cpp:138] nms <text:s text:c="25"/>-&gt; min:1.845, max:8.827, avg:3.643, sum:728.681 ms</text:p>
          </table:table-cell>
        </table:table-row>
        <table:table-row table:style-name="ro1">
          <table:table-cell office:value-type="string" calcext:value-type="string">
            <text:p>I20220718 22:02:02.761482 <text:s/>3950 timer.cpp:138] preprocess <text:s text:c="18"/>-&gt; min:4.217, max:9.680, avg:5.418, sum:1083.68 ms</text:p>
          </table:table-cell>
        </table:table-row>
        <table:table-row table:style-name="ro1">
          <table:table-cell office:value-type="string" calcext:value-type="string">
            <text:p>I20220718 22:02:02.761531 <text:s/>3950 timer.cpp:138] subpixel <text:s text:c="20"/>-&gt; min:0.001, max:2.313, avg:0.026, sum:5.36473 ms</text:p>
          </table:table-cell>
        </table:table-row>
        <table:table-row table:style-name="ro1">
          <table:table-cell office:value-type="string" calcext:value-type="string">
            <text:p>I20220718 22:02:02.761582 <text:s/>3950 timer.cpp:138] </text:p>
          </table:table-cell>
        </table:table-row>
        <table:table-row table:style-name="ro1">
          <table:table-cell office:value-type="string" calcext:value-type="string">
            <text:p>I20220718 22:02:02.763350 <text:s/>3950 timer.cpp:138] first_img_total_processing_time <text:s text:c="4"/>-&gt; min:81.34, max:134.8, avg:102.2, sum:10224.5 ms</text:p>
          </table:table-cell>
        </table:table-row>
        <table:table-row table:style-name="ro1">
          <table:table-cell office:value-type="string" calcext:value-type="string">
            <text:p>I20220718 22:02:02.763471 <text:s/>3950 timer.cpp:138] second_img_total_processing_time <text:s text:c="3"/>-&gt; min:81.82, max:115.7, avg:98.23, sum:9823.70 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7:53:32.30333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17:50:45.711244815</meta:creation-date>
    <dc:date>2022-09-26T14:26:31.387546696</dc:date>
    <meta:editing-duration>PT3H34M53S</meta:editing-duration>
    <meta:editing-cycles>3</meta:editing-cycles>
    <meta:generator>LibreOffice/6.0.7.3$Linux_X86_64 LibreOffice_project/00m0$Build-3</meta:generator>
    <meta:document-statistic meta:table-count="1" meta:cell-count="50" meta:object-count="0"/>
  </office:meta>
</office:document-meta>
</file>